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tyle="italic" style:font-style-asian="italic"/>
    </style:style>
    <style:style style:name="P2" style:family="paragraph" style:parent-style-name="Standard">
      <style:text-properties fo:font-weight="bold" style:font-weight-asian="bold"/>
    </style:style>
    <style:style style:name="P3" style:family="paragraph" style:parent-style-name="Standard" style:master-page-name="Standard">
      <style:paragraph-properties fo:text-align="center" style:justify-single-word="false" style:page-number="auto"/>
      <style:text-properties fo:font-size="14pt" fo:font-weight="bold" style:font-size-asian="14pt"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ELEHRUNG ZU LÜFTEN, HEIZEN, FEUCHTIGKEIT UND SCHIMMEL</text:p>
      <text:p text:style-name="P1">Bestandteil und Ergänzung zum Wohnraummietvertrag / zur Hausordnung</text:p>
      <text:p text:style-name="Standard"/>
      <text:p text:style-name="Standard">Der Mieter wurde ausdrücklich darüber belehrt, dass die Vermeidung von Feuchtigkeitsschäden und Schimmelbildung maßgeblich vom Nutzerverhalten (Heizen und Lüften) abhängt. Der Mieter verpflichtet sich, die nachstehenden Hinweise einzuhalten und bestätigt dies durch Unterschrift.</text:p>
      <text:p text:style-name="Standard"/>
      <text:p text:style-name="P2">1. Allgemeine Grundsätze</text:p>
      <text:p text:style-name="Standard">• Die Wohnung ist ganzjährig angemessen zu heizen und regelmäßig zu lüften.</text:p>
      <text:p text:style-name="Standard">• Dauerhaftes Kippen von Fenstern, insbesondere in der kalten Jahreszeit, ist zu vermeiden (Auskühlung/Schimmelrisiko).</text:p>
      <text:p text:style-name="Standard">• Stoßlüften ist dem Dauerlüften vorzuziehen.</text:p>
      <text:p text:style-name="Standard"/>
      <text:p text:style-name="P2">2. Lüftungsempfehlung (Richtwerte)</text:p>
      <text:p text:style-name="Standard">• In der Regel 2–4× täglich Stoßlüften (Fenster vollständig öffnen) für ca. 5–10 Minuten.</text:p>
      <text:p text:style-name="Standard">• Nach dem Duschen/Baden, Kochen, Wäschetrocknen oder intensiver Nutzung: sofort zusätzlich lüften.</text:p>
      <text:p text:style-name="Standard">• Schlafzimmer morgens nach dem Aufstehen lüften, da nachts viel Feuchtigkeit entsteht.</text:p>
      <text:p text:style-name="Standard"/>
      <text:p text:style-name="P2">3. Heizen</text:p>
      <text:p text:style-name="Standard">• Räume sind so zu heizen, dass Wände nicht auskühlen. Besonders Außenwände und Raumecken sind schimmelanfällig.</text:p>
      <text:p text:style-name="Standard">• Auch selten genutzte Räume müssen temperiert werden (keine vollständige Auskühlung).</text:p>
      <text:p text:style-name="Standard">• Bei längerer Abwesenheit ist eine Grundtemperatur aufrechtzuerhalten.</text:p>
      <text:p text:style-name="Standard"/>
      <text:p text:style-name="P2">4. Möblierung und Luftzirkulation</text:p>
      <text:p text:style-name="Standard">• Große Möbel an Außenwänden mit Abstand (mind. ca. 5–10 cm) aufstellen, damit Luft zirkulieren kann.</text:p>
      <text:p text:style-name="Standard">• Raumecken und Außenwände nicht mit dichten Einbauten zustellen.</text:p>
      <text:p text:style-name="Standard"/>
      <text:p text:style-name="P2"><text:soft-page-break/>5. Wäsche trocknen</text:p>
      <text:p text:style-name="Standard">• Wäsche möglichst nicht in Wohnräumen trocknen. Wenn unvermeidbar: nur bei gleichzeitigem, ausreichendem Stoßlüften.</text:p>
      <text:p text:style-name="P2"/>
      <text:p text:style-name="P2">6. Feuchtigkeit vermeiden</text:p>
      <text:p text:style-name="Standard">• Kondenswasser an Fenstern und kühlen Flächen ist zeitnah abzuwischen.</text:p>
      <text:p text:style-name="Standard">• Bei sichtbarer Feuchtigkeit oder muffigem Geruch ist sofort zusätzlich zu lüften.</text:p>
      <text:p text:style-name="Standard"/>
      <text:p text:style-name="P2">7. Meldepflicht bei ersten Anzeichen</text:p>
      <text:p text:style-name="Standard">• Der Mieter hat Feuchtigkeit, Stockflecken oder Schimmelansätze unverzüglich dem Vermieter zu melden.</text:p>
      <text:p text:style-name="Standard">• Unterbleibt die Meldung und entstehen Folgeschäden, kann dies zu Schadensersatzansprüchen führen.</text:p>
      <text:p text:style-name="Standard"/>
      <text:p text:style-name="P2">8. Haftungshinweis</text:p>
      <text:p text:style-name="Standard">Schäden, die durch unzureichendes oder falsches Lüften/Heizen, unsachgemäßes Trocknen von Wäsche, mangelnde Luftzirkulation (z. B. Möbel ohne Abstand an Außenwänden) oder unterlassene Meldung entstehen, gelten als vom Mieter verursacht. Der Mieter kann hierfür schadensersatzpflichtig sei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mbria"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Calibri" fo:font-size="11pt" style:font-size-asian="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Standard" style:default-outline-level="" style:list-style-name="" style:class="list">
      <style:paragraph-properties fo:margin-left="0.635cm" fo:margin-right="0cm" fo:text-indent="-0.635cm" style:auto-text-indent="false"/>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libri"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libri"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libri"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libri"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libri"/>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keep-together="always" fo:keep-with-next="always"/>
      <style:text-properties fo:color="#243f60" style:font-name="Calibri"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fo:keep-together="always" fo:keep-with-next="always"/>
      <style:text-properties fo:color="#404040" style:font-name="Calibri"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fo:keep-together="always" fo:keep-with-next="always"/>
      <style:text-properties fo:color="#4f81bd" style:font-name="Calibri" fo:font-size="10pt" style:font-size-asian="10pt"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fo:keep-together="always" fo:keep-with-next="always"/>
      <style:text-properties fo:color="#404040" style:font-name="Calibri" fo:font-size="10pt" fo:font-style="italic" style:font-size-asian="10pt" style:font-style-asian="italic" style:font-size-complex="10pt" style:font-style-complex="italic"/>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libri" fo:font-size="26pt" fo:letter-spacing="0.009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4f81bd" style:font-name="Calibri" fo:font-size="12pt" fo:letter-spacing="0.026cm" fo:font-style="italic" style:font-size-asian="12pt" style:font-style-asian="italic" style:font-size-complex="12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ody_20_Text_20_2" style:display-name="Body Text 2" style:family="paragraph" style:parent-style-name="Standard" style:default-outline-level="" style:list-style-name="">
      <style:paragraph-properties fo:margin-top="0cm" fo:margin-bottom="0.212cm" fo:line-height="200%"/>
    </style:style>
    <style:style style:name="Body_20_Text_20_3" style:display-name="Body Text 3" style:family="paragraph" style:parent-style-name="Standard" style:default-outline-level="" style:list-style-name="">
      <style:paragraph-properties fo:margin-top="0cm" fo:margin-bottom="0.212cm"/>
      <style:text-properties fo:font-size="8pt" style:font-size-asian="8pt" style:font-size-complex="8pt"/>
    </style:style>
    <style:style style:name="List_20_2" style:display-name="List 2" style:family="paragraph" style:parent-style-name="Standard" style:default-outline-level="" style:list-style-name="" style:class="list">
      <style:paragraph-properties fo:margin-left="1.27cm" fo:margin-right="0cm" fo:margin-top="0cm" fo:margin-bottom="0.212cm" fo:text-indent="-0.635cm" style:auto-text-indent="false"/>
    </style:style>
    <style:style style:name="List_20_3" style:display-name="List 3" style:family="paragraph" style:parent-style-name="Standard" style:default-outline-level="" style:list-style-name="" style:class="list">
      <style:paragraph-properties fo:margin-left="1.905cm" fo:margin-right="0cm" fo:margin-top="0cm" fo:margin-bottom="0.212cm" fo:text-indent="-0.635cm" style:auto-text-indent="false"/>
    </style:style>
    <style:style style:name="List_20_Bullet" style:display-name="List Bullet" style:family="paragraph" style:parent-style-name="Standard" style:default-outline-level="" style:list-style-name=""/>
    <style:style style:name="List_20_Bullet_20_2" style:display-name="List Bullet 2" style:family="paragraph" style:parent-style-name="Standard" style:default-outline-level="" style:list-style-name=""/>
    <style:style style:name="List_20_Bullet_20_3" style:display-name="List Bullet 3" style:family="paragraph" style:parent-style-name="Standard" style:default-outline-level="" style:list-style-name=""/>
    <style:style style:name="List_20_Number" style:display-name="List Number" style:family="paragraph" style:parent-style-name="Standard" style:list-style-name="Outline"/>
    <style:style style:name="List_20_Number_20_2" style:display-name="List Number 2" style:family="paragraph" style:parent-style-name="Standard" style:list-style-name="Outline"/>
    <style:style style:name="List_20_Number_20_3" style:display-name="List Number 3" style:family="paragraph" style:parent-style-name="Standard" style:default-outline-level="1" style:list-style-name="Outline"/>
    <style:style style:name="List_20_Continue" style:display-name="List Continue" style:family="paragraph" style:parent-style-name="Standard" style:default-outline-level="" style:list-style-name="">
      <style:paragraph-properties fo:margin-left="0.635cm" fo:margin-right="0cm" fo:margin-top="0cm" fo:margin-bottom="0.212cm" fo:text-indent="0cm" style:auto-text-indent="false"/>
    </style:style>
    <style:style style:name="List_20_Continue_20_2" style:display-name="List Continue 2" style:family="paragraph" style:parent-style-name="Standard" style:default-outline-level="" style:list-style-name="">
      <style:paragraph-properties fo:margin-left="1.27cm" fo:margin-right="0cm" fo:margin-top="0cm" fo:margin-bottom="0.212cm" fo:text-indent="0cm" style:auto-text-indent="false"/>
    </style:style>
    <style:style style:name="List_20_Continue_20_3" style:display-name="List Continue 3" style:family="paragraph" style:parent-style-name="Standard" style:default-outline-level="" style:list-style-name="">
      <style:paragraph-properties fo:margin-left="1.905cm" fo:margin-right="0cm" fo:margin-top="0cm" fo:margin-bottom="0.212cm" fo:text-indent="0cm" style:auto-text-indent="false"/>
    </style:style>
    <style:style style:name="macro" style:family="paragraph" style:default-outline-level="" style:list-style-name="">
      <style:paragraph-properties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use-window-font-color="true" style:font-name="Courier" fo:font-size="10pt" style:font-size-asian="10pt" style:font-size-complex="10pt"/>
    </style:style>
    <style:style style:name="Quote" style:family="paragraph" style:parent-style-name="Standard" style:default-outline-level="" style:list-style-name="">
      <style:text-properties fo:color="#000000" fo:font-style="italic" style:font-style-asian="italic" style:font-style-complex="italic"/>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default-outline-level="" style:list-style-name="">
      <style:paragraph-properties fo:margin-left="1.651cm" fo:margin-right="1.651cm" fo:margin-top="0.353cm" fo:margin-bottom="0.494cm" fo:text-indent="0cm" style:auto-text-indent="false" fo:padding-left="0cm" fo:padding-right="0cm" fo:padding-top="0cm" fo:padding-bottom="0.141cm" fo:border-left="none" fo:border-right="none" fo:border-top="none" fo:border-bottom="0.018cm solid #4f81bd"/>
      <style:text-properties fo:color="#4f81bd" fo:font-style="italic" fo:font-weight="bold" style:font-style-asian="italic" style:font-weight-asian="bold" style:font-style-complex="italic" style:font-weight-complex="bold"/>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er_20_Char" style:display-name="Header Char" style:family="text"/>
    <style:style style:name="Footer_20_Char" style:display-name="Footer Char" style:family="tex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libri"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libri" fo:font-weight="bold" style:font-weight-asian="bold" style:font-weight-complex="bold"/>
    </style:style>
    <style:style style:name="Title_20_Char" style:display-name="Title Char" style:family="text" style:parent-style-name="Default_20_Paragraph_20_Font">
      <style:text-properties fo:color="#17365d" style:font-name="Calibri" fo:font-size="26pt" fo:letter-spacing="0.009cm" style:letter-kerning="true" style:font-size-asian="26pt" style:font-size-complex="26pt"/>
    </style:style>
    <style:style style:name="Subtitle_20_Char" style:display-name="Subtitle Char" style:family="text" style:parent-style-name="Default_20_Paragraph_20_Font">
      <style:text-properties fo:color="#4f81bd" style:font-name="Calibri" fo:font-size="12pt" fo:letter-spacing="0.026cm" fo:font-style="italic" style:font-size-asian="12pt" style:font-style-asian="italic"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libri"/>
    </style:style>
    <style:style style:name="Heading_20_6_20_Char" style:display-name="Heading 6 Char" style:family="text" style:parent-style-name="Default_20_Paragraph_20_Font">
      <style:text-properties fo:color="#243f60" style:font-name="Calibri" fo:font-style="italic" style:font-style-asian="italic" style:font-style-complex="italic"/>
    </style:style>
    <style:style style:name="Heading_20_7_20_Char" style:display-name="Heading 7 Char" style:family="text" style:parent-style-name="Default_20_Paragraph_20_Font">
      <style:text-properties fo:color="#404040" style:font-name="Calibri" fo:font-style="italic" style:font-style-asian="italic" style:font-style-complex="italic"/>
    </style:style>
    <style:style style:name="Heading_20_8_20_Char" style:display-name="Heading 8 Char" style:family="text" style:parent-style-name="Default_20_Paragraph_20_Font">
      <style:text-properties fo:color="#4f81bd" style:font-name="Calibri" fo:font-size="10pt" style:font-size-asian="10pt" style:font-size-complex="10pt"/>
    </style:style>
    <style:style style:name="Heading_20_9_20_Char" style:display-name="Heading 9 Char" style:family="text" style:parent-style-name="Default_20_Paragraph_20_Font">
      <style:text-properties fo:color="#404040" style:font-name="Calibri" fo:font-size="10pt" fo:font-style="italic" style:font-size-asian="10pt" style:font-style-asian="italic" style:font-size-complex="10pt"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text:outline-style style:name="Outline">
      <text:outline-level-style text:level="1" style:num-suffix="." style:num-format="1">
        <style:list-level-properties text:list-level-position-and-space-mode="label-alignment">
          <style:list-level-label-alignment text:label-followed-by="listtab" text:list-tab-stop-position="1.905cm" fo:text-indent="-0.635cm" fo:margin-left="1.90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ython-docx</meta:initial-creator>
    <dc:description>generated by python-docx</dc:description>
    <meta:editing-cycles>3</meta:editing-cycles>
    <meta:creation-date>2013-12-23T23:15:00</meta:creation-date>
    <dc:date>2026-04-03T15:41:30.26</dc:date>
    <meta:editing-duration>PT24S</meta:editing-duration>
    <meta:generator>OpenOffice/4.1.15$Win32 OpenOffice.org_project/4115m2$Build-9813</meta:generator>
    <meta:document-statistic meta:table-count="0" meta:image-count="0" meta:object-count="0" meta:page-count="2" meta:paragraph-count="28" meta:word-count="299" meta:character-count="230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